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10 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Author">
      <style:paragraph-properties fo:margin-top="0cm" fo:margin-bottom="0.7cm" loext:contextual-spacing="true">
        <style:tab-stops/>
      </style:paragraph-properties>
      <style:text-properties style:font-name="OpenSymbol1" fo:language="en" fo:country="US" officeooo:rsid="00df7dbd" officeooo:paragraph-rsid="00d01bdf"/>
    </style:style>
    <style:style style:name="P3" style:family="paragraph" style:parent-style-name="Author">
      <style:paragraph-properties fo:margin-top="0cm" fo:margin-bottom="0.7cm" loext:contextual-spacing="true">
        <style:tab-stops/>
      </style:paragraph-properties>
      <style:text-properties style:font-name="Latin Modern Roman" fo:font-size="10.5pt" fo:language="en" fo:country="US" officeooo:rsid="00df7dbd" officeooo:paragraph-rsid="00df7dbd" fo:background-color="transparent" style:font-size-asian="10.5pt"/>
    </style:style>
    <style:style style:name="P4" style:family="paragraph" style:parent-style-name="Keyword">
      <style:paragraph-properties fo:margin-top="0cm" fo:margin-bottom="0.7cm" loext:contextual-spacing="true">
        <style:tab-stops/>
      </style:paragraph-properties>
      <style:text-properties style:font-name="OpenSymbol1" fo:language="en" fo:country="US" officeooo:rsid="00df7dbd" officeooo:paragraph-rsid="00161d37"/>
    </style:style>
    <style:style style:name="P5" style:family="paragraph" style:parent-style-name="Abstract">
      <style:text-properties fo:language="en" fo:country="US" officeooo:paragraph-rsid="00161d37"/>
    </style:style>
    <style:style style:name="P6" style:family="paragraph" style:parent-style-name="Heading_20_1">
      <style:text-properties fo:language="en" fo:country="US" officeooo:paragraph-rsid="00161d37"/>
    </style:style>
    <style:style style:name="P7" style:family="paragraph" style:parent-style-name="Heading_20_1" style:master-page-name="Standard">
      <style:paragraph-properties style:page-number="auto"/>
      <style:text-properties style:font-name="Latin Modern Roman1" fo:font-size="16.7999992370605pt" fo:language="en" fo:country="US" fo:font-weight="normal" officeooo:rsid="00df7dbd" officeooo:paragraph-rsid="00dc1c6b" fo:background-color="transparent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e0c5b6"/>
    </style:style>
    <style:style style:name="T3" style:family="text">
      <style:text-properties style:font-name="Latin Modern Roman" fo:font-size="10.5pt" fo:font-style="italic" officeooo:rsid="00df7dbd" fo:background-color="transparent" loext:char-shading-value="0" style:font-size-asian="10.5pt"/>
    </style:style>
    <style:style style:name="T4" style:family="text">
      <style:text-properties style:font-name="Latin Modern Roman" fo:font-size="10.5pt" fo:font-style="italic" officeooo:rsid="00e0be73" fo:background-color="transparent" loext:char-shading-value="0" style:font-size-asian="10.5pt"/>
    </style:style>
    <style:style style:name="T5" style:family="text">
      <style:text-properties style:font-name="Latin Modern Roman" fo:font-size="10.5pt" fo:font-style="italic" officeooo:rsid="00e27fe8" fo:background-color="transparent" loext:char-shading-value="0" style:font-size-asian="10.5pt"/>
    </style:style>
    <style:style style:name="T6" style:family="text">
      <style:text-properties style:font-name="Latin Modern Roman" fo:font-size="10.5pt" fo:font-style="italic" officeooo:rsid="00e5b4a9" fo:background-color="transparent" loext:char-shading-value="0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grammlator manual</text:h>
      <text:p text:style-name="P3">Dr. Rudolf Gardill</text:p>
      <text:p text:style-name="P2">Bamberg, Germany</text:p>
      <text:h text:style-name="P6" text:outline-level="1" text:is-list-header="true">Abstract</text:h>
      <text:p text:style-name="P5"><text:span text:style-name="T3">The concept of using grammar rules </text:span><text:span text:style-name="T4">as statements, which control the execution flow in a program, has been implemented and published as theses </text:span><text:span text:style-name="T5">in </text:span><text:span text:style-name="T4">1979. grammlator is an implementation of this concept. It takes a C# code file as input, evaluates special comment lines containing grammar rules, recognizes C# method declarations and generates C# statements </text:span><text:span text:style-name="T5">and </text:span><text:span text:style-name="T4">method calls</text:span><text:span text:style-name="T5"> </text:span><text:span text:style-name="T4">implementing the respective control flow. </text:span><text:span text:style-name="T5">gram</text:span><text:span text:style-name="T6">m</text:span><text:span text:style-name="T5">lator</text:span><text:span text:style-name="T4"> inserts these statements in a well defined region of the input file.</text:span></text:p>
      <text:p text:style-name="P4"><text:span text:style-name="T1">Keywords</text:span>: <text:span text:style-name="T2">bottom up, LALR(1)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10 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loext:contextual-spacing="false" fo:line-height="90%" fo:hyphenation-ladder-count="no-limit" fo:text-indent="1cm" style:auto-text-indent="false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style:font-style-name="10 Regular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90%" fo:text-align="justify" style:justify-single-word="false" fo:hyphenation-ladder-count="no-limit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align="start" style:justify-single-word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Keyword" style:family="paragraph" style:parent-style-name="Text_20_body" style:master-page-name="">
      <style:paragraph-properties fo:margin-left="1cm" fo:margin-right="1cm" fo:margin-top="0cm" fo:margin-bottom="0.3cm" loext:contextual-spacing="false" fo:text-indent="0cm" style:auto-text-indent="false" style:page-number="auto"/>
      <style:text-properties fo:font-size="10.5pt" style:font-size-asian="10.5pt"/>
    </style:style>
    <style:style style:name="Abstract" style:family="paragraph" style:parent-style-name="Text_20_body" style:master-page-name="">
      <loext:graphic-properties draw:fill-image-width="0cm" draw:fill-image-height="0cm"/>
      <style:paragraph-properties fo:margin-left="1cm" fo:margin-right="1cm" fo:orphans="2" fo:widows="2" fo:hyphenation-ladder-count="no-limit" fo:text-indent="1cm" style:auto-text-indent="false" style:page-number="auto" style:shadow="none">
        <style:tab-stops/>
      </style:paragraph-properties>
      <style:text-properties fo:font-size="10.5pt" fo:font-style="italic" fo:background-color="transparent" style:font-size-asian="10.5pt" fo:hyphenate="true" fo:hyphenation-remain-char-count="2" fo:hyphenation-push-char-count="2" loext:hyphenation-no-caps="false"/>
    </style:style>
    <style:style style:name="AbstractTiltle" style:family="paragraph" style:parent-style-name="Heading_20_1" style:default-outline-level="" style:list-style-name="" style:master-page-name="">
      <style:paragraph-properties fo:margin-top="0.6cm" fo:margin-bottom="0.499cm" loext:contextual-spacing="false" style:page-number="auto"/>
      <style:text-properties style:font-name="Latin Modern Roman" fo:font-family="'Latin Modern Roman'" style:font-style-name="10 Regular" style:font-pitch="variable" fo:font-size="9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Author" style:family="paragraph" style:parent-style-name="Standard" style:master-page-name="">
      <loext:graphic-properties draw:fill-image-width="0cm" draw:fill-image-height="0cm"/>
      <style:paragraph-properties fo:margin-left="2.2cm" fo:margin-right="2.2cm" fo:margin-top="0cm" fo:margin-bottom="0.7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0.5pt" fo:background-color="transparent" style:font-size-asian="10.5pt" fo:hyphenate="false" fo:hyphenation-remain-char-count="2" fo:hyphenation-push-char-count="2" loext:hyphenation-no-caps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size="80%" fo:font-style="italic" fo:font-weight="bold" fo:background-color="transparent" style:font-size-asian="85%" style:font-style-asian="italic" style:font-weight-asian="bold" style:font-size-complex="85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indent="-0.598cm" style:auto-text-indent="false" style:page-number="auto" style:shadow="none" text:number-lines="false" text:line-number="0">
        <style:tab-stops/>
      </style:paragraph-properties>
      <style:text-properties fo:font-size="8pt" fo:background-color="transparen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9cm" fo:margin-right="0.9cm" fo:margin-top="1cm" fo:margin-bottom="0.499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20%" fo:font-weight="normal" fo:background-color="transparent" style:font-size-asian="130%" style:font-weight-asian="bold" style:font-size-complex="130%" style:font-weight-complex="600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1cm" loext:contextual-spacing="false" fo:text-align="start" style:justify-single-word="false" fo:text-indent="0cm" style:auto-text-indent="false" style:page-number="auto"/>
      <style:text-properties fo:font-size="95%" fo:font-weight="bold" style:font-size-asian="115%" style:font-weight-asian="bold" style:font-size-complex="115%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style:use-window-font-color="true" style:text-underline-style="solid" style:text-underline-width="auto" style:text-underline-color="#999999" style:font-size-asian="10.5p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4.5cm" fo:margin-bottom="2.799cm" fo:margin-left="4.001cm" fo:margin-right="4.0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Foot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rammlator manual</dc:title>
    <dc:date>2020-10-08T14:47:14.485000000</dc:date>
    <meta:editing-duration>PT14M13S</meta:editing-duration>
    <meta:editing-cycles>5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7" meta:word-count="89" meta:character-count="581" meta:non-whitespace-character-count="498"/>
    <meta:template xlink:type="simple" xlink:actuate="onRequest" xlink:title="" xlink:href="../GrammlatorManualMaster.odm" meta:date="2020-10-08T13:55:02.628000000"/>
  </office:meta>
</office:document-meta>
</file>